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095394" officeooo:paragraph-rsid="00095394"/>
    </style:style>
    <style:style style:name="P2" style:family="paragraph" style:parent-style-name="Title">
      <style:text-properties officeooo:rsid="00095394" officeooo:paragraph-rsid="00095394"/>
    </style:style>
    <style:style style:name="P3" style:family="paragraph" style:parent-style-name="Text_20_body">
      <style:text-properties officeooo:rsid="0009c081" officeooo:paragraph-rsid="0009c081"/>
    </style:style>
    <style:style style:name="P4" style:family="paragraph" style:parent-style-name="Text_20_body">
      <style:text-properties officeooo:rsid="000b0b11" officeooo:paragraph-rsid="000b0b11"/>
    </style:style>
    <style:style style:name="P5" style:family="paragraph" style:parent-style-name="Text_20_body" style:list-style-name="L1">
      <style:text-properties officeooo:rsid="000b0b11" officeooo:paragraph-rsid="000b0b11"/>
    </style:style>
    <style:style style:name="P6" style:family="paragraph" style:parent-style-name="Text_20_body" style:list-style-name="L1">
      <style:text-properties officeooo:paragraph-rsid="000b0b11"/>
    </style:style>
    <style:style style:name="T1" style:family="text">
      <style:text-properties officeooo:rsid="000b0b11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ryptage RSA</text:p>
      <text:p text:style-name="P1"/>
      <text:p text:style-name="P3">Posons p = 5, q = 7.</text:p>
      <text:p text:style-name="P3">On a alors n = p×q = 35, et (p-1)×(q-1) = 24.</text:p>
      <text:p text:style-name="P3">D’après l’algorithme RSA, on peut alors choisir (par example) d=5 et e=5, ou encore d=7 et e=7.</text:p>
      <text:p text:style-name="P3"/>
      <text:p text:style-name="P4">Pour coder un message :</text:p>
      <text:list xml:id="list3172646454" text:style-name="L1">
        <text:list-item>
          <text:p text:style-name="P6"><text:span text:style-name="T1">A choisit une lettre (nombre entre 1 et 26) x.</text:span></text:p>
        </text:list-item>
        <text:list-item>
          <text:p text:style-name="P5">A <text:span text:style-name="T3">détermine le reste de la division euclidienne de </text:span>x<text:span text:style-name="T2">e</text:span><text:span text:style-name="T3"> par 35. Le résultat est appelé y, et est donné à B.</text:span></text:p>
        </text:list-item>
        <text:list-item>
          <text:p text:style-name="P5"><text:span text:style-name="T3">B détermine le reste de la division euclidienne de y</text:span><text:span text:style-name="T2">d</text:span><text:span text:style-name="T3"> par 35. Le résultat est x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4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4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6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2-07T11:27:30.454101675</meta:creation-date>
    <meta:generator>LibreOffice/6.4.7.2$Linux_X86_64 LibreOffice_project/40$Build-2</meta:generator>
    <dc:date>2021-09-06T22:37:56.276704447</dc:date>
    <meta:editing-duration>PT19M59S</meta:editing-duration>
    <meta:editing-cycles>3</meta:editing-cycles>
    <meta:document-statistic meta:table-count="0" meta:image-count="0" meta:object-count="0" meta:page-count="1" meta:paragraph-count="8" meta:word-count="94" meta:character-count="429" meta:non-whitespace-character-count="346"/>
  </office:meta>
</office:document-meta>
</file>